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8aae" officeooo:paragraph-rsid="00118aae"/>
    </style:style>
    <style:style style:name="P2" style:family="paragraph" style:parent-style-name="Standard">
      <style:text-properties officeooo:rsid="001285a4" officeooo:paragraph-rsid="001285a4"/>
    </style:style>
    <style:style style:name="P3" style:family="paragraph" style:parent-style-name="Standard">
      <style:text-properties fo:font-weight="bold" officeooo:rsid="001472b9" officeooo:paragraph-rsid="001472b9" style:font-weight-asian="bold" style:font-weight-complex="bold"/>
    </style:style>
    <style:style style:name="P4" style:family="paragraph" style:parent-style-name="Standard">
      <style:text-properties officeooo:rsid="001472b9" officeooo:paragraph-rsid="001472b9"/>
    </style:style>
    <style:style style:name="P5" style:family="paragraph" style:parent-style-name="Standard">
      <style:text-properties officeooo:rsid="0014d953" officeooo:paragraph-rsid="0014d953"/>
    </style:style>
    <style:style style:name="P6" style:family="paragraph" style:parent-style-name="Standard">
      <style:text-properties officeooo:rsid="0015abe4" officeooo:paragraph-rsid="0015abe4"/>
    </style:style>
    <style:style style:name="P7" style:family="paragraph" style:parent-style-name="Standard">
      <style:text-properties officeooo:rsid="00162237" officeooo:paragraph-rsid="00162237"/>
    </style:style>
    <style:style style:name="P8" style:family="paragraph" style:parent-style-name="Standard">
      <style:text-properties officeooo:rsid="00162237" officeooo:paragraph-rsid="00179db5"/>
    </style:style>
    <style:style style:name="P9" style:family="paragraph" style:parent-style-name="Standard">
      <style:text-properties officeooo:rsid="00179db5" officeooo:paragraph-rsid="00179db5"/>
    </style:style>
    <style:style style:name="P10" style:family="paragraph" style:parent-style-name="Standard">
      <style:text-properties officeooo:rsid="00179db5" officeooo:paragraph-rsid="0019e1d6"/>
    </style:style>
    <style:style style:name="P11" style:family="paragraph" style:parent-style-name="Standard">
      <style:text-properties officeooo:rsid="0019e1d6" officeooo:paragraph-rsid="0019e1d6"/>
    </style:style>
    <style:style style:name="P12" style:family="paragraph" style:parent-style-name="Standard">
      <style:text-properties officeooo:rsid="001a06ed" officeooo:paragraph-rsid="001a06ed"/>
    </style:style>
    <style:style style:name="P13" style:family="paragraph" style:parent-style-name="Standard">
      <style:text-properties officeooo:rsid="0017eff2" officeooo:paragraph-rsid="0017eff2"/>
    </style:style>
    <style:style style:name="P14" style:family="paragraph" style:parent-style-name="Standard">
      <style:text-properties officeooo:rsid="001e36f5" officeooo:paragraph-rsid="001e36f5"/>
    </style:style>
    <style:style style:name="P15" style:family="paragraph" style:parent-style-name="Standard">
      <style:text-properties fo:font-weight="bold" officeooo:rsid="00205181" officeooo:paragraph-rsid="00205181" style:font-weight-asian="bold" style:font-weight-complex="bold"/>
    </style:style>
    <style:style style:name="P16" style:family="paragraph" style:parent-style-name="Standard">
      <style:text-properties officeooo:rsid="00205181" officeooo:paragraph-rsid="00205181"/>
    </style:style>
    <style:style style:name="P17" style:family="paragraph" style:parent-style-name="Standard">
      <style:text-properties officeooo:rsid="0021537b" officeooo:paragraph-rsid="0021537b"/>
    </style:style>
    <style:style style:name="P18" style:family="paragraph" style:parent-style-name="Standard">
      <style:text-properties officeooo:rsid="0024ee20" officeooo:paragraph-rsid="0024ee20"/>
    </style:style>
    <style:style style:name="P19" style:family="paragraph" style:parent-style-name="Standard">
      <style:text-properties officeooo:rsid="002e5ccd" officeooo:paragraph-rsid="002e5ccd"/>
    </style:style>
    <style:style style:name="P20" style:family="paragraph" style:parent-style-name="Standard">
      <style:text-properties officeooo:rsid="0030a201" officeooo:paragraph-rsid="002e5ccd"/>
    </style:style>
    <style:style style:name="T1" style:family="text">
      <style:text-properties officeooo:rsid="00179db5"/>
    </style:style>
    <style:style style:name="T2" style:family="text">
      <style:text-properties officeooo:rsid="0018815c"/>
    </style:style>
    <style:style style:name="T3" style:family="text">
      <style:text-properties officeooo:rsid="0019e1d6"/>
    </style:style>
    <style:style style:name="T4" style:family="text">
      <style:text-properties officeooo:rsid="001e68c2"/>
    </style:style>
    <style:style style:name="T5" style:family="text">
      <style:text-properties officeooo:rsid="00205181"/>
    </style:style>
    <style:style style:name="T6" style:family="text">
      <style:text-properties officeooo:rsid="0029aed4"/>
    </style:style>
    <style:style style:name="T7" style:family="text">
      <style:text-properties officeooo:rsid="002ac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</text:p>
      <text:p text:style-name="P1"/>
      <text:p text:style-name="P2">В C# можно объявить несколько функций с одинаковым именем. </text:p>
      <text:p text:style-name="P2"/>
      <text:p text:style-name="P2">void Fn(int a) {}</text:p>
      <text:p text:style-name="P2">void fn(int a, int b) {}</text:p>
      <text:p text:style-name="P2"/>
      <text:p text:style-name="P2"/>
      <text:p text:style-name="P3">Перегруженные функции: </text:p>
      <text:p text:style-name="P4">double Fn(int a) {}</text:p>
      <text:p text:style-name="P4">int Fn(int a) {}</text:p>
      <text:p text:style-name="P4"/>
      <text:p text:style-name="P4">p.Fn(5); //Ссылка на объект </text:p>
      <text:p text:style-name="P4"/>
      <text:p text:style-name="P4"/>
      <text:p text:style-name="P5">class CA {</text:p>
      <text:p text:style-name="P5"><text:tab/>CA p = new CA();</text:p>
      <text:p text:style-name="P5">}</text:p>
      <text:p text:style-name="P5"/>
      <text:p text:style-name="P6">Примеры конструкторов: </text:p>
      <text:p text:style-name="P7">class CA {</text:p>
      <text:p text:style-name="P7"><text:tab/>public int x;</text:p>
      <text:p text:style-name="P7"><text:tab/>public int y;</text:p>
      <text:p text:style-name="P8"><text:tab/><text:span text:style-name="T1">public CA () {</text:span></text:p>
      <text:p text:style-name="P9"><text:tab/><text:tab/>x = 5, </text:p>
      <text:p text:style-name="P9"><text:tab/><text:tab/>y = 20;}</text:p>
      <text:p text:style-name="P10"><text:tab/><text:span text:style-name="T2">public CA (</text:span><text:span text:style-name="T3">int a</text:span><text:span text:style-name="T2">)</text:span><text:span text:style-name="T3">{</text:span></text:p>
      <text:p text:style-name="P11"><text:tab/><text:tab/>x = a, y = 2a;}</text:p>
      <text:p text:style-name="P11"/>
      <text:p text:style-name="P12"><text:tab/>CA.p</text:p>
      <text:p text:style-name="P7">}</text:p>
      <text:p text:style-name="P7"/>
      <text:p text:style-name="P13">Инициализировать поля класса можно только внутри конструктора.</text:p>
      <text:p text:style-name="P13"/>
      <text:p text:style-name="P13"/>
      <text:p text:style-name="P14">public CA (int a, int b):this (a) {</text:p>
      <text:p text:style-name="P14"><text:tab/>y =b;<text:tab/><text:tab/><text:tab/><text:tab/>//<text:span text:style-name="T4">x = a, y = b;</text:span></text:p>
      <text:p text:style-name="P14">}</text:p>
      <text:p text:style-name="P14"/>
      <text:p text:style-name="P14"><text:line-break/><text:span text:style-name="T5">Конструкторы могут быть объявлены со спецификацией открытой спецификации класса используя this. Закрытые (защищенные) мы напрямую вызвать не можем.</text:span></text:p>
      <text:p text:style-name="P14"/>
      <text:p text:style-name="P15">Модификатор static.</text:p>
      <text:p text:style-name="P16"/>
      <text:p text:style-name="P17">Если функция не принимает никаких параметров, перегрузить ее невозможно.</text:p>
      <text:p text:style-name="P17"/>
      <text:p text:style-name="P18">Член типа с модификатором static создается в единственном экземпляре независимо от того сколько объектов данного класса вы создали. <text:span text:style-name="T6">Статические функции типа могут обращаться только к статическим членам этого </text:span><text:span text:style-name="T7">класса</text:span><text:span text:style-name="T6">.</text:span></text:p>
      <text:p text:style-name="P18"/>
      <text:p text:style-name="P19">p.X = 5; //Некое обращение </text:p>
      <text:p text:style-name="P2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8:55:59.872329936</meta:creation-date>
    <dc:date>2025-10-02T17:52:44.051805014</dc:date>
    <meta:editing-duration>PT2H41M57S</meta:editing-duration>
    <meta:editing-cycles>24</meta:editing-cycles>
    <meta:generator>LibreOffice/25.8.1.1$Linux_X86_64 LibreOffice_project/580$Build-1</meta:generator>
    <meta:document-statistic meta:table-count="0" meta:image-count="0" meta:object-count="0" meta:page-count="2" meta:paragraph-count="31" meta:word-count="163" meta:character-count="961" meta:non-whitespace-character-count="806"/>
  </office:meta>
</office:document-meta>
</file>